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14af3a" officeooo:paragraph-rsid="0014af3a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style:text-underline-style="none" fo:font-weight="bold" officeooo:rsid="0014af3a" officeooo:paragraph-rsid="0014af3a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4af3a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keep-together="always" fo:text-indent="0cm" style:auto-text-indent="false" fo:keep-with-next="always"/>
    </style:style>
    <style:style style:name="T1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2" style:family="text">
      <style:text-properties style:use-window-font-color="true" loext:opacity="0%" style:font-name="Arial" fo:font-size="11pt" fo:letter-spacing="normal" officeooo:rsid="0015ff91" fo:background-color="transparent" loext:char-shading-value="0" style:font-name-asian="Arial3" style:font-size-asian="11pt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font-weight="bold" officeooo:rsid="0014af3a" fo:background-color="transparent" loext:char-shading-value="0" style:font-name-asian="Arial3" style:font-size-asian="11pt" style:font-style-asian="italic" style:font-weight-asian="bold" style:font-name-complex="Arial3" style:font-style-complex="italic" style:font-weight-complex="bold"/>
    </style:style>
    <style:style style:name="T4" style:family="text">
      <style:text-properties fo:color="#4a86e8" loext:opacity="10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5" style:family="text">
      <style:text-properties fo:color="#980000" loext:opacity="100%" style:font-name="Arial" fo:font-size="20pt" fo:letter-spacing="normal" fo:font-weight="bold" fo:background-color="transparent" loext:char-shading-value="0" style:font-name-asian="Arial3" style:font-size-asian="20pt" style:font-weight-asian="bold" style:font-name-complex="Arial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Weapons have a “family” and a “class”</text:span><text:span text:style-name="T1"/></text:p>
      <text:p text:style-name="P5" loext:marker-style-name="T1"/>
      <text:p text:style-name="P3" loext:marker-style-name="T1"><text:span text:style-name="T1">Class is either:</text:span><text:span text:style-name="T1"/></text:p>
      <text:p text:style-name="P5" loext:marker-style-name="T1"/>
      <text:p text:style-name="P3" loext:marker-style-name="T1"><text:span text:style-name="T1">Normal - Average type, can be wielded alone for bonus damage (str scaling) or with a shield for block (dex scaling)</text:span><text:span text:style-name="T1"/></text:p>
      <text:p text:style-name="P5" loext:marker-style-name="T1"/>
      <text:p text:style-name="P3" loext:marker-style-name="T1"><text:span text:style-name="T1">Light - Lower damage, better family property, can be wielded alone for parry and bonus dodge, or with a shield for block (dex scaling)</text:span><text:span text:style-name="T1"/></text:p>
      <text:p text:style-name="P5" loext:marker-style-name="T1"/>
      <text:p text:style-name="P3" loext:marker-style-name="T1"><text:span text:style-name="T1">Heavy - Higher damage, has parry (str scaling)</text:span><text:span text:style-name="T1"/></text:p>
      <text:p text:style-name="P5" loext:marker-style-name="T1"/>
      <text:p text:style-name="P5" loext:marker-style-name="T1"/>
      <text:p text:style-name="P3" loext:marker-style-name="T1"><text:span text:style-name="T1">Weapons of the same “family” share perks<text:line-break/></text:span><text:span text:style-name="T1"/></text:p>
      <text:p text:style-name="P3" loext:marker-style-name="T1"><text:span text:style-name="T1">(Family names are for illustration purposes only)</text:span><text:span text:style-name="T1"/></text:p>
      <text:p text:style-name="P3" loext:marker-style-name="T1"><text:span text:style-name="T1"><text:line-break/>General weapon skills (can be used with any weapon)<text:line-break/><text:line-break/></text:span><text:span text:style-name="T4">Quick attack:</text:span><text:span text:style-name="T1"><text:line-break/>Lvl1: Deals 70% of damage with +10% accuracy<text:line-break/>Lvl2: Deals 75% of damage with +12% accuracy<text:line-break/>Lvl3: Deals 80% of damage with +14% accuracy, 5% chance of attacking again<text:line-break/>Lvl4: Deals 85% of damage with +16% accuracy, 7.5% chance of attacking again<text:line-break/>Lvl5: Deals 90% of damage with +18% accuracy, 10% chance of attacking again<text:line-break/><text:line-break/></text:span><text:span text:style-name="T2">Power</text:span><text:span text:style-name="T4"> attack:</text:span><text:span text:style-name="T1"><text:line-break/>Lvl1: Deals 120% of damage<text:line-break/>Lvl2: Deals 130% of damage<text:line-break/>Lvl3: Deals 140% of damage and increases minimum damage by 1<text:line-break/>Lvl4: Deals 150% of damage and increases minimum damage by 2<text:line-break/>Lvl5: Deals 160% of damage and increases minimum damage by 3<text:line-break/><text:line-break/></text:span><text:span text:style-name="T4">Double attack:</text:span><text:span text:style-name="T1"><text:line-break/>Lvl1: Attacks twice for 60% of damage<text:line-break/>Lvl2: Attacks twice for 65% of damage<text:line-break/>Lvl3: Attacks twice for 70% of damage, if first attack misses second one has +5% accuracy<text:line-break/>Lvl4: Attacks twice for 75% of damage, if first attack misses second one has +7.5% accuracy<text:line-break/>Lvl5: Attacks twice for 80% of damage, if first attack misses second one has +10% accuracy</text:span></text:p>
      <text:p text:style-name="P5" loext:marker-style-name="T1"/>
      <text:p text:style-name="P3" loext:marker-style-name="T1"><text:span text:style-name="T4">Burning lash:</text:span><text:span text:style-name="T1"><text:line-break/>Lvl1: Deals 20% extra as fire<text:line-break/>Lvl2: Deals 30% extra as fire<text:line-break/>Lvl3: Deals 40% extra as fire with a 10% chance to burn<text:line-break/>Lvl4: Deals 50% extra as fire with a 15% chance to burn<text:line-break/>Lvl5: Deals 60% extra as fire with a 20% chance to burn<text:line-break/></text:span><text:soft-page-break/></text:p>
      <text:p text:style-name="P4" loext:marker-style-name="T1"><text:span text:style-name="T4">Icy strike:</text:span><text:span text:style-name="T1"><text:line-break/>Lvl1: Deals 20% extra as cold<text:line-break/>Lvl2: Deals 30% extra as cold<text:line-break/>Lvl3: Deals 40% extra as cold with a 20% chance to chill<text:line-break/>Lvl4: Deals 50% extra as cold with a 30% chance to chill<text:line-break/>Lvl5: Deals 60% extra as cold with a 40% chance to chill</text:span></text:p>
      <text:p text:style-name="P4" loext:marker-style-name="T1"><text:span text:style-name="T1"><text:line-break/></text:span></text:p>
      <text:p text:style-name="P6" loext:marker-style-name="T5"><text:span text:style-name="T5">Ax-family: Has more max dmg (for better avg dmg)</text:span><text:span text:style-name="T5"/></text:p>
      <text:p text:style-name="P6" loext:marker-style-name="T5"><text:span text:style-name="T5">Hatchet, War Ax, Poleax</text:span><text:span text:style-name="T5"/></text:p>
      <text:p text:style-name="P3" loext:marker-style-name="T1"><text:span text:style-name="T1"><text:line-break/>AXES represent PURE POWER, intended for MAXIMUM damage and BRUTALITY<text:line-break/></text:span><text:span text:style-name="T1"/></text:p>
      <text:p text:style-name="P3" loext:marker-style-name="T1"><text:span text:style-name="T1">Hatchet | Light | 4-11 (7.5) dmg<text:line-break/>War Axe | Medium | 4(5)-12(14) (8/9.5) dmg</text:span><text:span text:style-name="T1"/></text:p>
      <text:p text:style-name="P3" loext:marker-style-name="T1"><text:span text:style-name="T1">Poleaxe | Heavy | 5-15 (10) dmg<text:line-break/>Cleaver | Light | 6-9 (7.5) dmg</text:span><text:span text:style-name="T1"/></text:p>
      <text:p text:style-name="P3" loext:marker-style-name="T1"><text:span text:style-name="T1">Boarding Axe | Medium | 6(7)-10(12) (8/9.5) dmg</text:span><text:span text:style-name="T1"/></text:p>
      <text:p text:style-name="P3" loext:marker-style-name="T1"><text:span text:style-name="T1">Great Axe | Heavy | 7 - 13 (10) dmg</text:span><text:span text:style-name="T1"/></text:p>
      <text:p text:style-name="P3" loext:marker-style-name="T1"><text:span text:style-name="T1"><text:line-break/><text:line-break/>RELATED SKILLS:<text:line-break/><text:line-break/>Execute: <text:line-break/>Lvl1: Deals 120% +5% damage per every 10% of Endurance the target is missing<text:line-break/>Lvl2: Deals 120%+7.5% damage per every 10% of Endurance the target is missing<text:line-break/>Lvl3: Deals 120%+10% damage per every 8% of Endurance the target is missing<text:line-break/>Lvl4: Deals 120%+12.5% damage per every 8% of Endurance the target is missing<text:line-break/>Lvl5: Deals 120%+15% damage per every 8% of Endurance the target is missing<text:line-break/><text:line-break/>Amputate:<text:line-break/>Lvl1: Deals 125% of damage against limbs<text:line-break/>Lvl2: Deals 140% of damage against limbs</text:span><text:span text:style-name="T1"/></text:p>
      <text:p text:style-name="P3" loext:marker-style-name="T1"><text:span text:style-name="T1">Lvl3: Deals 155% of damage and +10% crit damage against limbs</text:span><text:span text:style-name="T1"/></text:p>
      <text:p text:style-name="P3" loext:marker-style-name="T1"><text:span text:style-name="T1">Lvl4: Deals 160% of damage and +15% crit damage against limbs</text:span><text:span text:style-name="T1"/></text:p>
      <text:p text:style-name="P3" loext:marker-style-name="T1"><text:span text:style-name="T1">Lvl5: Deals 175% of damage and +20% crit damage against limbs</text:span><text:span text:style-name="T1"/></text:p>
      <text:p text:style-name="P5" loext:marker-style-name="T1"/>
      <text:p text:style-name="P3" loext:marker-style-name="T1"><text:span text:style-name="T1">Cleave:<text:line-break/>Lvl1: Attacks again another random body part for 35% of damage</text:span><text:span text:style-name="T1"/></text:p>
      <text:p text:style-name="P3" loext:marker-style-name="T1"><text:span text:style-name="T1">Lvl2: Attacks again another random body part for 42% of damage<text:line-break/>Lvl3: Attacks again another random body part for 50% of damage. If the original target was DESTROYED, also deal 50% of overkill damage<text:line-break/>Lvl4: Attacks again another random body part for 57% of damage. If the original target was DESTROYED, also deal 55% of overkill damage<text:line-break/>Lvl5: Attacks again another random body part for 65% of damage. If the original target was </text:span><text:soft-page-break/><text:span text:style-name="T1">DESTROYED, also deal 60% of overkill damage<text:line-break/><text:line-break/><text:line-break/></text:span><text:span text:style-name="T1"/></text:p>
      <text:p text:style-name="P6" loext:marker-style-name="T5"><text:span text:style-name="T5">Blade-family: Has bonus accuracy<text:line-break/><text:line-break/>Dagger, sword, longsword<text:line-break/></text:span><text:span text:style-name="T5"/></text:p>
      <text:p text:style-name="P3" loext:marker-style-name="T1"><text:span text:style-name="T1">BLADES represent SKILLFUL COMBAT and STRATEGY<text:line-break/></text:span><text:span text:style-name="T1"/></text:p>
      <text:p text:style-name="P5" loext:marker-style-name="T1"/>
      <text:p text:style-name="P3" loext:marker-style-name="T1"><text:span text:style-name="T1">Dagger | Light | 4-8 (6) dmg | +8% accuracy<text:line-break/>Arming Sword | Medium | 4(5)-10(12) (7/8.5) dmg | +5% accuracy</text:span><text:span text:style-name="T1"/></text:p>
      <text:p text:style-name="P3" loext:marker-style-name="T1"><text:span text:style-name="T1">Longsword | Heavy | 5-13 (9) dmg | +5% accuracy<text:line-break/>Kukri | Light | 4-8 (6) dmg | +8 initiative</text:span><text:span text:style-name="T1"/></text:p>
      <text:p text:style-name="P3" loext:marker-style-name="T1"><text:span text:style-name="T1">Scimitar | Medium | 4(5)-10(12) (7/8.5) dmg | +5 initiative</text:span><text:span text:style-name="T1"/></text:p>
      <text:p text:style-name="P3" loext:marker-style-name="T1"><text:span text:style-name="T1">Falchion | Heavy | 5 - 13 (9) dmg | +5 initiative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3" loext:marker-style-name="T1"><text:span text:style-name="T1"><text:line-break/>Related skills:<text:line-break/><text:line-break/>Drawn cut:<text:line-break/>Lvl1: Causes the target to bleed for 10% of damage per round, for 3 rounds<text:line-break/>Lvl2: Causes the target to bleed for 15% of damage per round, for 3 rounds<text:line-break/>Lvl3: Causes the target to bleed for 20% of damage per round, for 4 rounds<text:line-break/>Lvl4: Causes the target to bleed for 25% of damage per round, for 4 rounds<text:line-break/>Lvl5: Causes the target to bleed for 30% of damage per round, for 4 rounds<text:line-break/><text:line-break/>Riposte:<text:line-break/>Lvl1: You PARRY the next coming attack, and retaliate towards that limb dealing 120% of damage<text:line-break/>Lvl2: You PARRY the next coming attack, and retaliate towards that limb dealing 130% of damage<text:line-break/>Lvl3: You PARRY the next coming attack, and retaliate towards that limb dealing 140% of damage with +5% accuracy<text:line-break/>Lvl4: You PARRY the next coming attack, and retaliate towards that limb dealing 150% of damage with +7.5% accuracy<text:line-break/>Lvl5: You PARRY the next coming attack, and retaliate towards that limb dealing 160% of damage with +10% accuracy<text:line-break/><text:line-break/>Precise strike: <text:line-break/>Lvl1: Deal 40% damage plus damage based on your accuracy<text:line-break/>Lvl2: Deal 50% damage plus damage based on your accuracy<text:line-break/>Lvl3: Deal 60% damage plus damage based on your accuracy, with bonus crit chance equal to </text:span><text:soft-page-break/><text:span text:style-name="T1">10% of your accuracy<text:line-break/>Lvl4: Deal 70% damage plus damage based on your accuracy, with bonus crit chance equal to 15% of your accuracy<text:line-break/>Lvl5: Deal 80% damage plus damage based on your accuracy, with bonus crit chance equal to 20% of your accuracy<text:line-break/><text:line-break/><text:line-break/></text:span><text:span text:style-name="T1"/></text:p>
      <text:p text:style-name="P6" loext:marker-style-name="T5"><text:span text:style-name="T5">Tip-family: Has bonus crit dmg</text:span><text:span text:style-name="T5"/></text:p>
      <text:p text:style-name="P6" loext:marker-style-name="T5"><text:span text:style-name="T5">Stiletto, Rapier, Estoc</text:span><text:span text:style-name="T5"/></text:p>
      <text:p text:style-name="P5" loext:marker-style-name="T1"/>
      <text:p text:style-name="P3" loext:marker-style-name="T1"><text:span text:style-name="T1">TIP weapons focus ON ABUSING CRITS TO DEADLY EFFECT<text:line-break/></text:span><text:span text:style-name="T1"/></text:p>
      <text:p text:style-name="P3" loext:marker-style-name="T1"><text:span text:style-name="T1">Stiletto | Light | 4-8 (6) dmg | +25% crit damage<text:line-break/>Rapier | Medium | 4(5)-10(12) (7/8.5) dmg | +15% crit damage</text:span><text:span text:style-name="T1"/></text:p>
      <text:p text:style-name="P3" loext:marker-style-name="T1"><text:span text:style-name="T1">Estoc | Heavy | 5-13 (9) dmg | +15% crit damage<text:line-break/>Sickle | Light | 4-8 (6) dmg | +8% crit chance</text:span><text:span text:style-name="T1"/></text:p>
      <text:p text:style-name="P3" loext:marker-style-name="T1"><text:span text:style-name="T1">Pick | Medium | 4(5)-10(12) (7/8.5) dmg | +5% crit chance</text:span><text:span text:style-name="T1"/></text:p>
      <text:p text:style-name="P3" loext:marker-style-name="T1"><text:span text:style-name="T1">Scythe | Heavy | 5 - 13 (9) dmg | +5% crit chance</text:span><text:span text:style-name="T1"/></text:p>
      <text:p text:style-name="P5" loext:marker-style-name="T1"/>
      <text:p text:style-name="P5" loext:marker-style-name="T1"/>
      <text:p text:style-name="P3" loext:marker-style-name="T1"><text:span text:style-name="T1"><text:line-break/>Straight to the Heart: <text:line-break/>Lvl1: Attack with +8% crit chance<text:line-break/>Lvl1: Attack with +9% crit chance<text:line-break/>Lvl1: Attack with +10% crit chance and +10% crit damage<text:line-break/>Lvl1: Attack with +11% crit chance and +15% crit damage<text:line-break/>Lvl1: Attack with +12% crit chance and +20% crit damage<text:line-break/><text:line-break/>Expose Vulnerability:<text:line-break/>Lvl1: Deal 60% damage and cause next attack to have +15% crit chance<text:line-break/>Lvl2: Deal 65% damage and cause next attack to have +17.5% crit chance<text:line-break/>Lvl3: Deal 70% damage and cause next attack to have +20% crit chance<text:line-break/>Lvl4: Deal 75% damage and cause next attack to have +25% crit chance<text:line-break/>Lvl5: Deal 80% damage and cause next attack to have +30% crit chance<text:line-break/><text:line-break/>Master Strike:<text:line-break/>Lvl1: Deal 90% of damage. Always crits.<text:line-break/>Lvl2: Deal 95% of damage. Always crits.<text:line-break/>Lvl3: Deal 100% of damage. Always crits with +10% crit damage<text:line-break/>Lvl4: Deal 105% of damage. Always crits with +15% crit damage<text:line-break/>Lvl5: Deal 110% of damage. Always crits with +20% crit damage<text:line-break/><text:line-break/>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><text:soft-page-break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5"><text:span text:style-name="T5">Long-family: Bonus armor pen</text:span><text:span text:style-name="T5"/></text:p>
      <text:p text:style-name="P6" loext:marker-style-name="T5"><text:span text:style-name="T5">Claw, Spear, Pike</text:span><text:span text:style-name="T5"/></text:p>
      <text:p text:style-name="P3" loext:marker-style-name="T1"><text:span text:style-name="T1"><text:line-break/>Long weapons FOCUS on DEFEATING SLOW and HEAVILY ARMORED enemies<text:line-break/></text:span><text:span text:style-name="T1"/></text:p>
      <text:p text:style-name="P3" loext:marker-style-name="T1"><text:span text:style-name="T1">Katar | Light | 4-8 (6) dmg | +3 armor pen<text:line-break/>Spear | Medium | 4(5)-10(12) (7/8.5) dmg | +1 armor pen</text:span><text:span text:style-name="T1"/></text:p>
      <text:p text:style-name="P3" loext:marker-style-name="T1"><text:span text:style-name="T1">Pike | Heavy | 5-13 (9) dmg | +1 Armor pen<text:line-break/>Claw | Light | 4-8 (6) dmg | Ignore all armor on crit, +5% crit damage</text:span><text:span text:style-name="T1"/></text:p>
      <text:p text:style-name="P3" loext:marker-style-name="T1"><text:span text:style-name="T1">Trident | Medium | 4(5)-10(12) (7/8.5) dmg | Ignore all armor on crit</text:span><text:span text:style-name="T1"/></text:p>
      <text:p text:style-name="P3" loext:marker-style-name="T1"><text:span text:style-name="T1">Guisarme | Heavy | 5 - 13 (9) dmg | Ignore all armor on crit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3" loext:marker-style-name="T1"><text:span text:style-name="T1"><text:line-break/>Trip attack:<text:line-break/>Lvl1: Deals 25% of damage and has a 30% chance of stunning the enemy<text:line-break/>Lvl2: Deals 30% of damage and has a 33% chance of stunning the enemy<text:line-break/>Lvl3: Deals 35% of damage and has a 35% chance of stunning the enemy, doubled if you have higher initiative<text:line-break/>Lvl4: Deals 45% of damage and has a 37.5% chance of stunning the enemy, doubled if you have higher initiative<text:line-break/>Lvl5: Deals 50% of damage and has a 40% chance of stunning the enemy, doubled if you have higher initiative<text:line-break/><text:line-break/>Ramming attack:<text:line-break/>Lvl1: Deals 110% damage and penetrates 1 armor<text:line-break/>Lvl1: Deals 120% damage and penetrates 1 armor<text:line-break/>Lvl1: Deals 130% damage and penetrates 2 armor<text:line-break/>Lvl1: Deals 140% damage and penetrates 2 armor<text:line-break/>Lvl1: Deals 150% damage and penetrates 2 armor<text:line-break/><text:line-break/>Assault:<text:line-break/>Lvl1: Deals 120% damage plus 5% damage per every 5 initiative more than your enemy<text:line-break/>Lvl2: Deals 130% damage plus 6% damage per every 5 initiative more than your enemy<text:line-break/>Lvl3: Deals 140% damage plus 8% damage per every 4 initiative more than your enemy<text:line-break/>Lvl4: Deals 150% damage plus 9% damage per every 4 initiative more than your enemy<text:line-break/>Lvl5: Deals 160% damage plus 10% damage per every 4 initiative more than your enemy<text:line-break/></text:span><text:soft-page-break/><text:span text:style-name="T1"><text:line-break/>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3" loext:marker-style-name="T5"><text:span text:style-name="T5">Bludgeon-family: Ignores some block/parry effect</text:span><text:span text:style-name="T5"/></text:p>
      <text:p text:style-name="P6" loext:marker-style-name="T5"><text:span text:style-name="T5">Club, mace, maul</text:span><text:span text:style-name="T5"/></text:p>
      <text:p text:style-name="P3" loext:marker-style-name="T1"><text:span text:style-name="T1"><text:line-break/>Bludgeon weapons ARE INTENDED TO BE HARD TO DEFEND AGAINST<text:line-break/></text:span><text:span text:style-name="T1"/></text:p>
      <text:p text:style-name="P3" loext:marker-style-name="T1"><text:span text:style-name="T1">Club | Light | 4-8 (6) dmg | 50% reduced effectiveness of parry and block<text:line-break/>Mace | Medium | 4(5)-10(12) (7/8.5) dmg | 30% reduced effectiveness of parry and block</text:span><text:span text:style-name="T1"/></text:p>
      <text:p text:style-name="P3" loext:marker-style-name="T1"><text:span text:style-name="T1">Maul | Heavy | 5-13 (9) dmg | 30% reduced effectiveness of parry and block<text:line-break/>Spiked Club | Light | 4-8 (6) dmg | 30% reduced eff of parry and block, +1 armor pen</text:span><text:span text:style-name="T1"/></text:p>
      <text:p text:style-name="P3" loext:marker-style-name="T1"><text:span text:style-name="T1">War Hammer | Medium | 4(5)-10(12) (7/8.5) dmg | 20% reduced eff of parry and block, +1 armor pen</text:span><text:span text:style-name="T1"/></text:p>
      <text:p text:style-name="P3" loext:marker-style-name="T1"><text:span text:style-name="T1">Morningstar | Heavy | 5 - 13 (9) dmg | 20% reduced eff of parry and block, +1 armor pen</text:span><text:span text:style-name="T1"/></text:p>
      <text:p text:style-name="P5" loext:marker-style-name="T1"/>
      <text:p text:style-name="P3" loext:marker-style-name="T1"><text:span text:style-name="T1"><text:line-break/>Wall Breaker:<text:line-break/>Lvl1: Cannot be blocked or parried. If it would have been blocked or parried, deal +60% damage<text:line-break/>Lvl2: Cannot be blocked or parried. If it would have been blocked or parried, deal +70% damage<text:line-break/>Lvl3: Cannot be blocked or parried. If it would have been blocked or parried, deal +80% damage. Enemies have +5% chance to block or parry this attack<text:line-break/>Lvl4: Cannot be blocked or parried. If it would have been blocked or parried, deal +90% damage. Enemies have +6% chance to block or parry this attack<text:line-break/>Lvl5: Cannot be blocked or parried. If it would have been blocked or parried, deal +100% damage. Enemies have +7% chance to block or parry this attack<text:line-break/></text:span><text:span text:style-name="T1"/></text:p>
      <text:p text:style-name="P5" loext:marker-style-name="T1"/>
      <text:p text:style-name="P3" loext:marker-style-name="T1"><text:span text:style-name="T1">Wild Swing:<text:line-break/>Lvl1: Deals 110% damage. If dodged, blocked or parried, attack again for 50% damage<text:line-break/>Lvl2: Deals 120% damage. If dodged, blocked or parried, attack again for 50% damage<text:line-break/>Lvl3: Deals 130% damage. If dodged, blocked or parried, attack again for 60% damage<text:line-break/>Lvl4: Deals 140% damage. If dodged, blocked or parried, attack again for 70% damage<text:line-break/>Lvl5: Deals 150% damage. If dodged, blocked or parried, attack again for 80% damage </text:span><text:span text:style-name="T1"/></text:p>
      <text:p text:style-name="P5" loext:marker-style-name="T1"/>
      <text:p text:style-name="P3" loext:marker-style-name="T1"><text:span text:style-name="T1">Bone Crusher:<text:line-break/>Lvl1: Deals 75% damage and has a 10% chance to paralyze for 1 turn<text:line-break/></text:span><text:soft-page-break/><text:span text:style-name="T1">Lvl2: Deals 80% damage and has a 12.5% chance to paralyze for 1 turn<text:line-break/>Lvl3: Deals 85% damage and has a 15% chance to paralyze for 2 turns<text:line-break/>Lvl4: Deals 90% damage and has a 17.5% chance to paralyze for 2 turns<text:line-break/>Lvl5: Deals 95% damage and has a 20% chance to paralyze for 2 turns<text:line-break/>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5"><text:span text:style-name="T5">Defense-family: Adds a tiny bit of armor</text:span><text:span text:style-name="T5"/></text:p>
      <text:p text:style-name="P6" loext:marker-style-name="T5"><text:span text:style-name="T5">Lathi, quarterstaff, warstaff</text:span><text:span text:style-name="T5"/></text:p>
      <text:p text:style-name="P5" loext:marker-style-name="T1"/>
      <text:p text:style-name="P5" loext:marker-style-name="T1"/>
      <text:p text:style-name="P3" loext:marker-style-name="T1"><text:span text:style-name="T1">DEFENSE weapons are intended to TRADE OFFENSIVE POWER FOR SAFETY<text:line-break/></text:span><text:span text:style-name="T1"/></text:p>
      <text:p text:style-name="P3" loext:marker-style-name="T1"><text:span text:style-name="T1">Lathi | Light | 3-8 (5.5) dmg | +1-2 armor<text:line-break/>Quarterstaff | Medium | 3(4)-10(12) (6.5/8) dmg | +0-2 armor</text:span><text:span text:style-name="T1"/></text:p>
      <text:p text:style-name="P3" loext:marker-style-name="T1"><text:span text:style-name="T1">Bo | Heavy | 4-13 (8.5) dmg | +0-2 armor<text:line-break/>Tonfa | Light | 3-8 (5.5) dmg | +10% chance to parry and block</text:span><text:span text:style-name="T1"/></text:p>
      <text:p text:style-name="P3" loext:marker-style-name="T1"><text:span text:style-name="T1">Steel-tipped Staff | Medium | 3(4)-10(12) (6.5/8) dmg | +5% chance to parry and block</text:span><text:span text:style-name="T1"/></text:p>
      <text:p text:style-name="P3" loext:marker-style-name="T1"><text:span text:style-name="T1">Warstaff | Heavy | 4 - 13 (8.5) dmg | +5% chance to parry and block</text:span><text:span text:style-name="T1"/></text:p>
      <text:p text:style-name="P5" loext:marker-style-name="T1"/>
      <text:p text:style-name="P5" loext:marker-style-name="T1"/>
      <text:p text:style-name="P3" loext:marker-style-name="T1"><text:span text:style-name="T1"><text:line-break/>Wallop:<text:line-break/>Lvl1: Deals 60% damage and has a 50% chance to blind<text:line-break/>Lvl2: Deals 70% damage and has a 50% chance to blind<text:line-break/>Lvl3: Deals 80% damage and has a 65% chance to blind<text:line-break/>Lvl4: Deals 90% damage and has a 65% chance to blind<text:line-break/>Lvl5: Deals 100% damage and has a 65% chance to blind<text:line-break/><text:line-break/>Armlock:<text:line-break/>Lvl1: Deals 25% damage and has a 30% chance to disarm. If the disarm fails, this skill repeats next turn (Unless the target has no weapon)<text:line-break/>Lvl2: Deals 35% damage and has a 30% chance to disarm. If the disarm fails, this skill repeats next turn. (Unless the target has no weapon)<text:line-break/>Lvl3: Deals 45% damage and has a 40% chance to disarm. If the disarm fails, this skill repeats next turn. (Unless the target has no weapon)<text:line-break/>Lvl4: Deals 55% damage and has a 40% chance to disarm. If the disarm fails, this skill repeats next turn. (Unless the target has no weapon)<text:line-break/>Lvl5: Deals 65% damage and has a 40% chance to disarm. If the disarm fails, this skill repeats next turn. (Unless the target has no weapon)<text:line-break/><text:line-break/>Measured Strike:<text:line-break/></text:span><text:soft-page-break/><text:span text:style-name="T1">Lvl1: Deals 100% damage and grants you a +10% chance to block and parry for 1 turn<text:line-break/>Lvl2: Deals 110% damage and grants you a +12% chance to block and parry for 1 turn<text:line-break/>Lvl3: Deals 120% damage and grants you a +15% chance to block and parry, and a +3% chance to dodge for 1 turn<text:line-break/>Lvl4: Deals 130% damage and grants you a +17% chance to block and parry, and a +4% chance to dodge for 1 turn<text:line-break/>Lvl5: Deals 140% damage and grants you a +20% chance to block and parry, and a +5% chance to dodge for 1 turn<text:line-break/><text:line-break/></text:span><text:span text:style-name="T3">Unarmed:</text:span></text:p>
      <text:p text:style-name="P3" loext:marker-style-name="T1"><text:span text:style-name="T3"/></text:p>
      <text:p text:style-name="P1">Quick Jab: <text:line-break/>Lvl1: Deal 50% of unarmed damage. Does not consume your turn. Requires one or more empty hands.</text:p>
      <text:p text:style-name="P1">Lvl2: Deal 55% of unarmed damage. Does not consume your turn. Requires one or more empty hands.</text:p>
      <text:p text:style-name="P1">Lvl3: Deal 60% of unarmed damage with +2% accuracy. Does not consume your turn. Requires one or more empty hands.</text:p>
      <text:p text:style-name="P1">Lvl4: Deal 65% of unarmed damage with +3% accuracy. Does not consume your turn. Requires one or more empty hands.</text:p>
      <text:p text:style-name="P1">Lvl5: Deal 70% of unarmed damage with +4% accuracy. Does not consume your turn. Requires one or more empty hands.</text:p>
      <text:p text:style-name="P1"/>
      <text:p text:style-name="P1">Windpipe Crush:<text:line-break/>Lvl1: Deal 110% of unarmed damage with a 30% chance to silence. Requires one or more empty hands.</text:p>
      <text:p text:style-name="P1">Lvl2: Deal 120% of unarmed damage with a 30% chance to silence. Requires one or more empty hands.</text:p>
      <text:p text:style-name="P1">Lvl3: Deal 130% of unarmed damage with a 40% chance to silence. Requires one or more empty hands.</text:p>
      <text:p text:style-name="P1">Lvl4: Deal 140% of unarmed damage with a 50% chance to silence. Requires one or more empty hands.</text:p>
      <text:p text:style-name="P1">Lvl5: Deal 150% of unarmed damage with a 60% chance to silence. Requires one or more empty hands.</text:p>
      <text:p text:style-name="P1"/>
      <text:p text:style-name="P1"/>
      <text:p text:style-name="P1">Elbow Strike:<text:line-break/>Lvl1: Deal 120% of unarmed damage with +5% chance to crit. Requires one or more empty hands.</text:p>
      <text:p text:style-name="P1">Lvl2: Deal 130% of unarmed damage with +5% chance to crit. Requires one or more empty hands.</text:p>
      <text:p text:style-name="P1">Lvl3: Deal 140% of unarmed damage with +5% chance to crit and +10% crit damage. Requires one or more empty hands.</text:p>
      <text:p text:style-name="P1">Lvl4: Deal 150% of unarmed damage with +5% chance to crit and +15% crit damage. Requires one or more empty hands.</text:p>
      <text:p text:style-name="P1">Lvl5: Deal 160% of unarmed damage with +5% chance to crit and +20% crit damage. Requires <text:soft-page-break/>one or more empty hand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18T18:57:26.971000000</dc:date>
    <meta:editing-duration>PT29M39S</meta:editing-duration>
    <meta:editing-cycles>2</meta:editing-cycles>
    <meta:document-statistic meta:table-count="0" meta:image-count="0" meta:object-count="0" meta:page-count="9" meta:paragraph-count="80" meta:word-count="2564" meta:character-count="13923" meta:non-whitespace-character-count="11384"/>
  </office:meta>
</office:document-meta>
</file>